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л.: +7-000 000 00 16<text:line-break/>Email: example16@gmail.com<text:line-break/>Образование: Высшее</text:p>
      <text:list xml:id="list1552277753" text:style-name="WWNum7">
        <text:list-item>
          <text:p text:style-name="P3">2003 – 2008, Казахский национальный университет, факультет «Физика», специальность «Теоретическая физика».</text:p>
        </text:list-item>
        <text:list-item>
          <text:p text:style-name="P5">2010 – 2012, Московский институт физики и технологий, курс «Квантовые технологии».</text:p>
        </text:list-item>
      </text:list>
      <text:p text:style-name="P1">Сертификаты:<text:line-break/>✔️ «Квантовые вычисления», MIT, 2015 г.<text:line-break/>✔️ «Физика частиц», Лондонский университет, 2017 г.<text:line-break/>✔️ «Управление научными проектами», Академия науки, 2019 г.</text:p>
      <text:p text:style-name="P1">Опыт работы:</text:p>
      <text:list xml:id="list792251506" text:style-name="WWNum1">
        <text:list-item>
          <text:p text:style-name="P4"><text:span text:style-name="T1">Научный сотрудник в Институте ядерной физики, 2008 – 2014 гг.</text:span></text:p>
        </text:list-item>
      </text:list>
      <text:list xml:id="list895421090" text:style-name="WWNum6">
        <text:list-item>
          <text:p text:style-name="P7">Проведение теоретических исследований в области квантовых технологий, участие в экспериментальных проектах.</text:p>
        </text:list-item>
      </text:list>
      <text:list xml:id="list3263492407" text:style-name="WWNum4">
        <text:list-item>
          <text:p text:style-name="P8"><text:span text:style-name="T1">Физик-исследователь в компании «КвантТех», 2014 – 2018 гг.</text:span></text:p>
        </text:list-item>
      </text:list>
      <text:list xml:id="list2429646768" text:style-name="WWNum8">
        <text:list-item>
          <text:p text:style-name="P9">Разработка инновационных решений в области квантовых вычислений, участие в создании квантовых процессоров.</text:p>
        </text:list-item>
      </text:list>
      <text:list xml:id="list3647624126" text:style-name="WWNum3">
        <text:list-item>
          <text:p text:style-name="P10"><text:span text:style-name="T1">Руководитель отдела НИОКР в «Физика будущего», 2018 – 2023 гг.</text:span></text:p>
        </text:list-item>
      </text:list>
      <text:list xml:id="list3581419670" text:style-name="WWNum9">
        <text:list-item>
          <text:p text:style-name="P11">Управление научными проектами, создание новых технологий в области квантовых и оптических вычислений.</text:p>
        </text:list-item>
      </text:list>
      <text:list xml:id="list895327789" text:style-name="WWNum2">
        <text:list-item>
          <text:p text:style-name="P12"><text:span text:style-name="T1">Научный консультант по квантовым технологиям</text:span>, 2023 – настоящее время.</text:p>
        </text:list-item>
      </text:list>
      <text:list xml:id="list2867803006" text:style-name="WWNum5">
        <text:list-item>
          <text:p text:style-name="P6">Консультирование по разработке квантовых систем, участие в проектах, связанных с квантовыми вычислениями и коммуникациями.</text:p>
        </text:list-item>
      </text:list>
      <text:p text:style-name="P1">Семейное положение: Женат, двое детей.<text:line-break/>Обо мне: Стремлюсь сделать науку доступной для широкой аудитории. Люблю решать сложные задачи и работать с высокотехнологичными решениями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68" meta:character-count="1309" meta:non-whitespace-character-count="1159"/>
    <meta:generator>LibreOfficeDev/6.0.5.2$Linux_X86_64 LibreOffice_project/</meta:generator>
  </office:meta>
</office:document-meta>
</file>